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458cm" fo:min-width="4.008cm"/>
    </style:style>
    <style:style style:name="gr2" style:family="graphic" style:parent-style-name="standard">
      <style:graphic-properties draw:textarea-horizontal-align="justify" draw:textarea-vertical-align="middle" draw:auto-grow-height="false" fo:min-height="2.458cm" fo:min-width="4.608cm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2.1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draw:fill="none" fo:min-height="0.396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4.8cm" svg:height="3cm" svg:x="8.9cm" svg:y="3.2cm">
          <text:p text:style-name="P1">Index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4cm" svg:height="3cm" svg:x="19.1cm" svg:y="3.2cm">
          <text:p text:style-name="P1">searchQu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2.6cm" svg:height="4.4cm" svg:x="5.5cm" svg:y="5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cm" svg:height="4.4cm" svg:x="15.1cm" svg:y="5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2" draw:layer="layout" svg:width="3.355cm" svg:height="0.962cm" svg:x="5.045cm" svg:y="10.1cm">
          <draw:text-box>
            <text:p>RabbitMQ</text:p>
          </draw:text-box>
        </draw:frame>
        <draw:frame draw:style-name="gr5" draw:text-style-name="P2" draw:layer="layout" svg:width="4.376cm" svg:height="0.962cm" svg:x="14.1cm" svg:y="10.023cm">
          <draw:text-box>
            <text:p>ElasticSearch</text:p>
          </draw:text-box>
        </draw:frame>
        <draw:line draw:style-name="gr6" draw:text-style-name="P1" draw:layer="layout" svg:x1="3.5cm" svg:y1="7.4cm" svg:x2="5.5cm" svg:y2="7.4cm">
          <text:p/>
        </draw:line>
        <draw:connector draw:style-name="gr7" draw:text-style-name="P1" draw:layer="layout" svg:x1="6.8cm" svg:y1="5.2cm" svg:x2="8.9cm" svg:y2="4.7cm" draw:start-shape="id1" draw:end-shape="id2" draw:end-glue-point="3" svg:d="M6800 5200v-500h2100" svg:viewBox="0 0 2101 501">
          <text:p/>
        </draw:connector>
        <draw:connector draw:style-name="gr7" draw:text-style-name="P1" draw:layer="layout" svg:x1="15.1cm" svg:y1="7.6cm" svg:x2="13.7cm" svg:y2="4.7cm" draw:start-shape="id3" draw:start-glue-point="6" draw:end-shape="id2" draw:end-glue-point="1" svg:d="M15100 7600h-699v-2900h-701" svg:viewBox="0 0 1401 2901">
          <text:p/>
        </draw:connector>
        <draw:connector draw:style-name="gr7" draw:text-style-name="P1" draw:layer="layout" svg:x1="17.7cm" svg:y1="7.6cm" svg:x2="19.1cm" svg:y2="4.7cm" draw:start-shape="id3" draw:start-glue-point="8" draw:end-shape="id4" svg:d="M17700 7600h701v-2900h699" svg:viewBox="0 0 1401 2901">
          <text:p/>
        </draw:connector>
        <draw:custom-shape draw:style-name="gr2" draw:text-style-name="P1" xml:id="id5" draw:id="id5" draw:layer="layout" svg:width="5.4cm" svg:height="3cm" svg:x="19.1cm" svg:y="8.4cm">
          <text:p text:style-name="P1">nginx-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7.7cm" svg:y1="7.6cm" svg:x2="19.1cm" svg:y2="9.9cm" draw:start-shape="id3" draw:end-shape="id5" draw:end-glue-point="3" svg:d="M17700 7600h701v2300h699" svg:viewBox="0 0 1401 2301">
          <text:p/>
        </draw:connector>
        <draw:line draw:style-name="gr6" draw:text-style-name="P1" draw:layer="layout" svg:x1="26.7cm" svg:y1="10cm" svg:x2="24.5cm" svg:y2="10cm">
          <text:p/>
        </draw:line>
        <draw:frame draw:style-name="gr5" draw:text-style-name="P4" draw:layer="layout" svg:width="3.389cm" svg:height="0.725cm" svg:x="24.5cm" svg:y="10.675cm">
          <draw:text-box>
            <text:p text:style-name="P3">127.0.0.1.xip.io</text:p>
          </draw:text-box>
        </draw:frame>
        <draw:line draw:style-name="gr6" draw:text-style-name="P1" draw:layer="layout" svg:x1="26.701cm" svg:y1="4.625cm" svg:x2="24.501cm" svg:y2="4.625cm">
          <text:p/>
        </draw:line>
        <draw:frame draw:style-name="gr5" draw:text-style-name="P4" draw:layer="layout" svg:width="3.482cm" svg:height="0.725cm" svg:x="24.501cm" svg:y="4.9cm">
          <draw:text-box>
            <text:p text:style-name="P3">localhost:10001</text:p>
          </draw:text-box>
        </draw:frame>
        <draw:frame draw:style-name="gr5" draw:text-style-name="P4" draw:layer="layout" svg:width="3.313cm" svg:height="0.747cm" svg:x="1.901cm" svg:y="7.801cm">
          <draw:text-box>
            <text:p text:style-name="P3"><text:span text:style-name="T1">localhost:</text:span><text:span text:style-name="T2">5672</text:span></text:p>
          </draw:text-box>
        </draw:frame>
        <draw:frame draw:style-name="gr8" draw:text-style-name="P6" draw:layer="layout" svg:width="2.94cm" svg:height="1.433cm" draw:transform="rotate (-1.54705984896777) translate (7.511cm 6.629cm)">
          <draw:text-box>
            <text:p text:style-name="P5">queue/exchange:<text:line-break/>indexDocument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9:13:00.996843600</meta:creation-date>
    <dc:date>2018-12-17T19:25:13.953344389</dc:date>
    <meta:editing-duration>PT2M2S</meta:editing-duration>
    <meta:editing-cycles>1</meta:editing-cycles>
    <meta:document-statistic meta:object-count="41"/>
    <meta:generator>LibreOffice/6.0.7.3$Linux_X86_64 LibreOffice_project/00m0$Build-3</meta:generator>
  </office:meta>
</office:document-meta>
</file>